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7.3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groove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bf00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860d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99pt groove #000000" fo:background-color="#ffbf00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99pt groove #000000" style:text-align-source="fix" style:repeat-content="false" fo:border-left="0.99pt groove #000000" fo:border-right="none" fo:border-top="0.99pt groove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99pt groove #000000" fo:border-right="0.99pt groove #000000" fo:border-top="0.99pt groove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99pt groove #000000" fo:border-right="0.99pt groove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groove #000000" style:text-align-source="fix" style:repeat-content="false" fo:border-left="0.99pt groove #000000" fo:border-right="0.99pt groove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99pt groove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bf00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860d" style:text-align-source="fix" style:repeat-content="false" fo:border-left="0.99pt ridge #000000" fo:border-right="0.99pt ridge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860d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99pt ridge #000000" fo:background-color="#ffbf00" style:text-align-source="fix" style:repeat-content="false" fo:border-left="0.99pt ridge #000000" fo:border-right="0.99pt ridge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99pt groove #000000" style:text-align-source="fix" style:repeat-content="false" fo:border-left="none" fo:border-right="none" fo:border-top="0.99pt groov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99pt ridge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61">
      <style:table-cell-properties fo:border-bottom="none" style:text-align-source="fix" style:repeat-content="false" fo:border-left="0.99pt groove #000000" fo:border-right="0.99pt groove #000000" fo:border-top="0.99pt groove #000000"/>
      <style:paragraph-properties fo:text-align="center" fo:margin-left="0cm"/>
    </style:style>
    <style:style style:name="ce69" style:family="table-cell" style:parent-style-name="Default" style:data-style-name="N61">
      <style:table-cell-properties fo:border-bottom="none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70" style:family="table-cell" style:parent-style-name="Default" style:data-style-name="N61">
      <style:table-cell-properties fo:border-bottom="0.99pt groove #000000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cm"/>
    </style:style>
    <style:style style:name="ce56" style:family="table-cell" style:parent-style-name="Default">
      <style:table-cell-properties fo:border-bottom="0.99pt groove #000000" style:text-align-source="fix" style:repeat-content="false" fo:border-left="none" fo:border-right="0.99pt groove #000000" fo:border-top="0.99pt groove #000000"/>
      <style:paragraph-properties fo:text-align="center" fo:margin-left="0cm"/>
    </style:style>
    <style:style style:name="ce33" style:family="table-cell" style:parent-style-name="Default" style:data-style-name="N61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cm"/>
    </style:style>
    <style:style style:name="ce34" style:family="table-cell" style:parent-style-name="Default" style:data-style-name="N61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35" style:family="table-cell" style:parent-style-name="Default" style:data-style-name="N61">
      <style:table-cell-properties fo:border-bottom="none" fo:background-color="#e9eff6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36" style:family="table-cell" style:parent-style-name="Default" style:data-style-name="N61">
      <style:table-cell-properties fo:border-bottom="none" fo:background-color="#b4c7dc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37" style:family="table-cell" style:parent-style-name="Default" style:data-style-name="N61">
      <style:table-cell-properties fo:border-bottom="none" fo:background-color="#5983b0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38" style:family="table-cell" style:parent-style-name="Default" style:data-style-name="N61">
      <style:table-cell-properties fo:border-bottom="0.99pt ridge #000000" fo:background-color="#5983b0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39" style:family="table-cell" style:parent-style-name="Default" style:data-style-name="N61">
      <style:table-cell-properties fo:border-bottom="none" fo:background-color="#e9eff6" style:text-align-source="fix" style:repeat-content="false" fo:border-left="0.99pt ridge #000000" fo:border-right="0.99pt ridge #000000" fo:border-top="0.99pt ridge #000000"/>
      <style:paragraph-properties fo:text-align="center" fo:margin-left="0cm"/>
    </style:style>
    <style:style style:name="ce40" style:family="table-cell" style:parent-style-name="Default" style:data-style-name="N61">
      <style:table-cell-properties fo:border-bottom="none" fo:background-color="#dee6ef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order-left="none" fo:border-right="none" fo:border-top="0.99pt groove #000000"/>
    </style:style>
    <style:style style:name="ce42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99pt groove #000000"/>
    </style:style>
    <style:style style:name="ce72" style:family="table-cell" style:parent-style-name="Default" style:data-style-name="N61">
      <style:table-cell-properties fo:border-bottom="none" fo:background-color="#f6f9d4" style:text-align-source="fix" style:repeat-content="false" fo:border-left="0.99pt groove #000000" fo:border-right="0.99pt groove #000000" fo:border-top="0.99pt groove #000000"/>
      <style:paragraph-properties fo:text-align="center" fo:margin-left="0cm"/>
    </style:style>
    <style:style style:name="ce68" style:family="table-cell" style:parent-style-name="Default" style:data-style-name="N61">
      <style:table-cell-properties fo:border-bottom="none" style:text-align-source="fix" style:repeat-content="false" fo:background-color="transparent" fo:border-left="0.99pt groove #000000" fo:border-right="0.99pt groove #000000" fo:border-top="none"/>
      <style:paragraph-properties fo:text-align="center" fo:margin-left="0cm"/>
    </style:style>
    <style:style style:name="ce74" style:family="table-cell" style:parent-style-name="Default" style:data-style-name="N61">
      <style:table-cell-properties fo:border-bottom="none" fo:background-color="#f6f9d4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order-left="none" fo:border-right="0.99pt groove #000000" fo:border-top="0.99pt groove #000000"/>
    </style:style>
    <style:style style:name="ce49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0.99pt groove #000000" fo:border-right="0.99pt groove #000000" fo:border-top="0.99pt groove #000000"/>
      <style:paragraph-properties fo:text-align="center" fo:margin-left="0cm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0.99pt groove #000000" fo:border-right="0.99pt groove #000000" fo:border-top="none"/>
      <style:paragraph-properties fo:text-align="center" fo:margin-left="0cm"/>
    </style:style>
    <style:style style:name="ce85" style:family="table-cell" style:parent-style-name="Default" style:data-style-name="N61">
      <style:table-cell-properties fo:border-bottom="0.99pt groove #000000" style:text-align-source="fix" style:repeat-content="false" fo:background-color="transparent" fo:border-left="0.99pt groove #000000" fo:border-right="0.99pt groove #000000" fo:border-top="none"/>
      <style:paragraph-properties fo:text-align="center" fo:margin-left="0cm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2" table:default-cell-style-name="ce9"/>
        <table:table-column table:style-name="co2" table:number-columns-repeated="2" table:default-cell-style-name="ce34"/>
        <table:table-column table:style-name="co3" table:default-cell-style-name="ce68"/>
        <table:table-column table:style-name="co4" table:default-cell-style-name="ce68"/>
        <table:table-column table:style-name="co5" table:default-cell-style-name="ce69"/>
        <table:table-column table:style-name="co2" table:default-cell-style-name="ce69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18" office:value-type="string" calcext:value-type="string" table:number-columns-spanned="7" table:number-rows-spanned="1">
            <text:p>ESTRATEGIA 3</text:p>
          </table:table-cell>
          <table:covered-table-cell table:number-columns-repeated="3" table:style-name="ce32"/>
          <table:covered-table-cell table:style-name="ce41"/>
          <table:covered-table-cell table:style-name="ce48"/>
          <table:covered-table-cell table:style-name="Default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18" office:value-type="string" calcext:value-type="string" table:number-columns-spanned="2" table:number-rows-spanned="1">
            <text:p>Uptake glicol (mM)</text:p>
          </table:table-cell>
          <table:covered-table-cell table:style-name="ce6"/>
          <table:table-cell table:style-name="ce18" office:value-type="string" calcext:value-type="string" table:number-columns-spanned="2" table:number-rows-spanned="1">
            <text:p>Biomasa (g/l)</text:p>
          </table:table-cell>
          <table:covered-table-cell table:style-name="ce6"/>
          <table:table-cell table:style-name="ce42" office:value-type="string" calcext:value-type="string">
            <text:p>C80aPHA_e (32)</text:p>
          </table:table-cell>
          <table:table-cell table:style-name="ce49" office:value-type="string" calcext:value-type="string">
            <text:p>C80aPHA_e_default (33)</text:p>
          </table:table-cell>
          <table:table-cell table:style-name="ce42" office:value-type="string" calcext:value-type="string">
            <text:p>tpha_e (323)</text:p>
          </table:table-cell>
          <table:table-cell table:style-name="ce42" office:value-type="string" calcext:value-type="string">
            <text:p>Glicol (186?)</text:p>
          </table:table-cell>
          <table:table-cell/>
          <table:table-cell office:value-type="string" calcext:value-type="string">
            <text:p><text:span text:style-name="T1">NOMBRE</text:span> <text:span text:style-name="T1">CEPAS</text:span></text:p>
          </table:table-cell>
        </table:table-row>
        <table:table-row table:style-name="ro1">
          <table:table-cell table:style-name="ce6" office:value-type="string" calcext:value-type="string">
            <text:p>SIMULACIÓN</text:p>
          </table:table-cell>
          <table:table-cell table:style-name="ce7" office:value-type="string" calcext:value-type="string">
            <text:p>Cepa 1</text:p>
          </table:table-cell>
          <table:table-cell table:style-name="ce7" office:value-type="string" calcext:value-type="string">
            <text:p>Cepa 2</text:p>
          </table:table-cell>
          <table:table-cell table:style-name="ce7" office:value-type="string" calcext:value-type="string">
            <text:p>Cepa 1</text:p>
          </table:table-cell>
          <table:table-cell table:style-name="ce7" office:value-type="string" calcext:value-type="string">
            <text:p>Cepa 2</text:p>
          </table:table-cell>
          <table:table-cell table:style-name="ce43" table:number-columns-repeated="4"/>
          <table:table-cell/>
          <table:table-cell table:style-name="ce78" office:value-type="string" calcext:value-type="string">
            <text:p>Cepa 1 → Defa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0.1</text:p>
          </table:table-cell>
          <table:table-cell table:style-name="ce33" office:value-type="float" office:value="0.01" calcext:value-type="float">
            <text:p>1,00E-02</text:p>
          </table:table-cell>
          <table:table-cell table:style-name="ce39" office:value-type="float" office:value="0.030962557555" calcext:value-type="float">
            <text:p>3,10E-02</text:p>
          </table:table-cell>
          <table:table-cell table:style-name="ce72" office:value-type="float" office:value="0.27969277483" calcext:value-type="float">
            <text:p>2,80E-01</text:p>
          </table:table-cell>
          <table:table-cell table:style-name="ce83" office:value-type="float" office:value="0" calcext:value-type="float">
            <text:p>0</text:p>
          </table:table-cell>
          <table:table-cell table:style-name="ce77" office:value-type="float" office:value="9.0778428281" calcext:value-type="float">
            <text:p>9,08E+00</text:p>
          </table:table-cell>
          <table:table-cell table:style-name="ce77" office:value-type="float" office:value="9.9815568566" calcext:value-type="float">
            <text:p>9,98E+00</text:p>
          </table:table-cell>
          <table:table-cell/>
          <table:table-cell table:style-name="ce78" office:value-type="string" calcext:value-type="string">
            <text:p>Cepa 2 → Plastic degradation Strategy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28165365835" calcext:value-type="float">
            <text:p>2,82E-02</text:p>
          </table:table-cell>
          <table:table-cell office:value-type="float" office:value="0.011604433439" calcext:value-type="float">
            <text:p>1,16E-02</text:p>
          </table:table-cell>
          <table:table-cell office:value-type="float" office:value="0.0037621120277" calcext:value-type="float">
            <text:p>3,76E-03</text:p>
          </table:table-cell>
          <table:table-cell office:value-type="float" office:value="0.2492208056" calcext:value-type="float">
            <text:p>2,49E-01</text:p>
          </table:table-cell>
          <table:table-cell office:value-type="float" office:value="9.4612845689" calcext:value-type="float">
            <text:p>9,46E+00</text:p>
          </table:table-cell>
          <table:table-cell office:value-type="float" office:value="9.8746069293" calcext:value-type="float">
            <text:p>9,87E+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029531483801" calcext:value-type="float">
            <text:p>2,95E-02</text:p>
          </table:table-cell>
          <table:table-cell office:value-type="float" office:value="0.0175950377" calcext:value-type="float">
            <text:p>1,76E-02</text:p>
          </table:table-cell>
          <table:table-cell office:value-type="float" office:value="0.017809017187" calcext:value-type="float">
            <text:p>1,78E-02</text:p>
          </table:table-cell>
          <table:table-cell office:value-type="float" office:value="0.26778409912" calcext:value-type="float">
            <text:p>2,68E-01</text:p>
          </table:table-cell>
          <table:table-cell office:value-type="float" office:value="9.3298075929" calcext:value-type="float">
            <text:p>9,33E+00</text:p>
          </table:table-cell>
          <table:table-cell office:value-type="float" office:value="9.4460871758" calcext:value-type="float">
            <text:p>9,45E+00</text:p>
          </table:table-cell>
          <table:table-cell/>
          <table:table-cell table:style-name="ce78" office:value-type="string" calcext:value-type="string">
            <text:p>CONCENTRACIONES INICIAL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029531483801" calcext:value-type="float">
            <text:p>2,95E-02</text:p>
          </table:table-cell>
          <table:table-cell table:style-name="ce36" office:value-type="float" office:value="0.039580917332" calcext:value-type="float">
            <text:p>3,96E-02</text:p>
          </table:table-cell>
          <table:table-cell office:value-type="float" office:value="0.069362007925" calcext:value-type="float">
            <text:p>6,94E-02</text:p>
          </table:table-cell>
          <table:table-cell office:value-type="float" office:value="0.26778409912" calcext:value-type="float">
            <text:p>2,68E-01</text:p>
          </table:table-cell>
          <table:table-cell office:value-type="float" office:value="9.4217878764" calcext:value-type="float">
            <text:p>9,42E+00</text:p>
          </table:table-cell>
          <table:table-cell office:value-type="float" office:value="7.846849814" calcext:value-type="float">
            <text:p>7,85E+00</text:p>
          </table:table-cell>
          <table:table-cell/>
          <table:table-cell office:value-type="string" calcext:value-type="string">
            <text:p><text:span text:style-name="T1">Biomasa</text:span> ciclo 0 (cep 1 y 2) → 1E1 m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1,00E-02</text:p>
          </table:table-cell>
          <table:table-cell table:style-name="ce37" office:value-type="float" office:value="0.048581732058" calcext:value-type="float">
            <text:p>4,86E-02</text:p>
          </table:table-cell>
          <table:table-cell office:value-type="float" office:value="0.090467323064" calcext:value-type="float">
            <text:p>9,05E-02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10" calcext:value-type="float">
            <text:p>1,00E+01</text:p>
          </table:table-cell>
          <table:table-cell office:value-type="float" office:value="7.1822055163" calcext:value-type="float">
            <text:p>7,18E+00</text:p>
          </table:table-cell>
          <table:table-cell/>
          <table:table-cell office:value-type="string" calcext:value-type="string">
            <text:p><text:span text:style-name="T1">C80aPHA</text:span>_e (32) → 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.011187454934" calcext:value-type="float">
            <text:p>1,12E-02</text:p>
          </table:table-cell>
          <table:table-cell table:style-name="ce35" office:value-type="float" office:value="0.030962557555" calcext:value-type="float">
            <text:p>3,10E-02</text:p>
          </table:table-cell>
          <table:table-cell table:style-name="ce74" office:value-type="float" office:value="0.27969277483" calcext:value-type="float">
            <text:p>2,80E-01</text:p>
          </table:table-cell>
          <table:table-cell office:value-type="float" office:value="0.002784371343" calcext:value-type="float">
            <text:p>2,78E-03</text:p>
          </table:table-cell>
          <table:table-cell office:value-type="float" office:value="9.0778428281" calcext:value-type="float">
            <text:p>9,08E+00</text:p>
          </table:table-cell>
          <table:table-cell office:value-type="float" office:value="9.8757899552" calcext:value-type="float">
            <text:p>9,88E+00</text:p>
          </table:table-cell>
          <table:table-cell/>
          <table:table-cell office:value-type="string" calcext:value-type="string">
            <text:p><text:span text:style-name="T1">C80aPHA</text:span>_e_default (33) → 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office:value-type="float" office:value="0.03066099636" calcext:value-type="float">
            <text:p>3,07E-02</text:p>
          </table:table-cell>
          <table:table-cell office:value-type="float" office:value="0.011604433439" calcext:value-type="float">
            <text:p>1,16E-02</text:p>
          </table:table-cell>
          <table:table-cell office:value-type="float" office:value="0.0037621120277" calcext:value-type="float">
            <text:p>3,76E-03</text:p>
          </table:table-cell>
          <table:table-cell office:value-type="float" office:value="0.25655923649" calcext:value-type="float">
            <text:p>2,57E-01</text:p>
          </table:table-cell>
          <table:table-cell office:value-type="float" office:value="9.4612845689" calcext:value-type="float">
            <text:p>9,46E+00</text:p>
          </table:table-cell>
          <table:table-cell office:value-type="float" office:value="9.7031124608" calcext:value-type="float">
            <text:p>9,70E+00</text:p>
          </table:table-cell>
          <table:table-cell/>
          <table:table-cell office:value-type="string" calcext:value-type="string">
            <text:p><text:span text:style-name="T1">Glicol</text:span> (186?)→ 1E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5" office:value-type="float" office:value="0.033438651535" calcext:value-type="float">
            <text:p>3,34E-02</text:p>
          </table:table-cell>
          <table:table-cell office:value-type="float" office:value="0.0175950377" calcext:value-type="float">
            <text:p>1,76E-02</text:p>
          </table:table-cell>
          <table:table-cell office:value-type="float" office:value="0.017809017187" calcext:value-type="float">
            <text:p>1,78E-02</text:p>
          </table:table-cell>
          <table:table-cell office:value-type="float" office:value="0.2938905355" calcext:value-type="float">
            <text:p>2,94E-01</text:p>
          </table:table-cell>
          <table:table-cell table:style-name="ce68" office:value-type="float" office:value="9.3298075929" calcext:value-type="float">
            <text:p>9,33E+00</text:p>
          </table:table-cell>
          <table:table-cell table:style-name="ce68" office:value-type="float" office:value="9.2717012326" calcext:value-type="float">
            <text:p>9,27E+00</text:p>
          </table:table-cell>
          <table:table-cell/>
          <table:table-cell office:value-type="string" calcext:value-type="string">
            <text:p><text:span text:style-name="T1">tpha</text:span><text:span text:style-name="T2">_e</text:span> (323) → 1E1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0.033438651535" calcext:value-type="float">
            <text:p>3,34E-02</text:p>
          </table:table-cell>
          <table:table-cell table:style-name="ce36" office:value-type="float" office:value="0.039580917332" calcext:value-type="float">
            <text:p>3,96E-02</text:p>
          </table:table-cell>
          <table:table-cell office:value-type="float" office:value="0.069362007925" calcext:value-type="float">
            <text:p>6,94E-02</text:p>
          </table:table-cell>
          <table:table-cell office:value-type="float" office:value="0.2938905355" calcext:value-type="float">
            <text:p>2,94E-01</text:p>
          </table:table-cell>
          <table:table-cell table:style-name="ce68" office:value-type="float" office:value="9.4217878764" calcext:value-type="float">
            <text:p>9,42E+00</text:p>
          </table:table-cell>
          <table:table-cell table:style-name="ce68" office:value-type="float" office:value="7.6724638708" calcext:value-type="float">
            <text:p>7,67E+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11187454934" calcext:value-type="float">
            <text:p>1,12E-02</text:p>
          </table:table-cell>
          <table:table-cell table:style-name="ce37" office:value-type="float" office:value="0.048581732058" calcext:value-type="float">
            <text:p>4,86E-02</text:p>
          </table:table-cell>
          <table:table-cell office:value-type="float" office:value="0.090467323064" calcext:value-type="float">
            <text:p>9,05E-02</text:p>
          </table:table-cell>
          <table:table-cell office:value-type="float" office:value="0.002784371343" calcext:value-type="float">
            <text:p>2,78E-03</text:p>
          </table:table-cell>
          <table:table-cell table:style-name="ce68" office:value-type="float" office:value="10" calcext:value-type="float">
            <text:p>1,00E+01</text:p>
          </table:table-cell>
          <table:table-cell table:style-name="ce68" office:value-type="float" office:value="7.0764386149" calcext:value-type="float">
            <text:p>7,08E+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</text:p>
          </table:table-cell>
          <table:table-cell office:value-type="float" office:value="0.01696537967" calcext:value-type="float">
            <text:p>1,70E-02</text:p>
          </table:table-cell>
          <table:table-cell table:style-name="ce35" office:value-type="float" office:value="0.030962557555" calcext:value-type="float">
            <text:p>3,10E-02</text:p>
          </table:table-cell>
          <table:table-cell table:style-name="ce74" office:value-type="float" office:value="0.27969277483" calcext:value-type="float">
            <text:p>2,80E-01</text:p>
          </table:table-cell>
          <table:table-cell office:value-type="float" office:value="0.016332580713" calcext:value-type="float">
            <text:p>1,63E-02</text:p>
          </table:table-cell>
          <table:table-cell table:style-name="ce68" office:value-type="float" office:value="9.0778428281" calcext:value-type="float">
            <text:p>9,08E+00</text:p>
          </table:table-cell>
          <table:table-cell table:style-name="ce68" office:value-type="float" office:value="9.4558570973" calcext:value-type="float">
            <text:p>9,46E+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40512261812" calcext:value-type="float">
            <text:p>4,05E-02</text:p>
          </table:table-cell>
          <table:table-cell office:value-type="float" office:value="0.011604433439" calcext:value-type="float">
            <text:p>1,16E-02</text:p>
          </table:table-cell>
          <table:table-cell office:value-type="float" office:value="0.0037621120277" calcext:value-type="float">
            <text:p>3,76E-03</text:p>
          </table:table-cell>
          <table:table-cell office:value-type="float" office:value="0.27616314644" calcext:value-type="float">
            <text:p>2,76E-01</text:p>
          </table:table-cell>
          <table:table-cell table:style-name="ce68" office:value-type="float" office:value="9.4612845689" calcext:value-type="float">
            <text:p>9,46E+00</text:p>
          </table:table-cell>
          <table:table-cell table:style-name="ce68" office:value-type="float" office:value="8.9680738683" calcext:value-type="float">
            <text:p>8,97E+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37" office:value-type="float" office:value="0.046374860022" calcext:value-type="float">
            <text:p>4,64E-02</text:p>
          </table:table-cell>
          <table:table-cell office:value-type="float" office:value="0.0175950377" calcext:value-type="float">
            <text:p>1,76E-02</text:p>
          </table:table-cell>
          <table:table-cell office:value-type="float" office:value="0.017809017187" calcext:value-type="float">
            <text:p>1,78E-02</text:p>
          </table:table-cell>
          <table:table-cell office:value-type="float" office:value="0.34867961352" calcext:value-type="float">
            <text:p>3,49E-01</text:p>
          </table:table-cell>
          <table:table-cell table:style-name="ce68" office:value-type="float" office:value="9.3298075929" calcext:value-type="float">
            <text:p>9,33E+00</text:p>
          </table:table-cell>
          <table:table-cell table:style-name="ce68" office:value-type="float" office:value="8.4922948022" calcext:value-type="float">
            <text:p>8,49E+00</text:p>
          </table:table-cell>
          <table:table-cell table:number-columns-repeated="2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37" office:value-type="float" office:value="0.046845432884" calcext:value-type="float">
            <text:p>4,68E-02</text:p>
          </table:table-cell>
          <table:table-cell table:style-name="ce36" office:value-type="float" office:value="0.039580917332" calcext:value-type="float">
            <text:p>3,96E-02</text:p>
          </table:table-cell>
          <table:table-cell office:value-type="float" office:value="0.069362007925" calcext:value-type="float">
            <text:p>6,94E-02</text:p>
          </table:table-cell>
          <table:table-cell office:value-type="float" office:value="0.35662425349" calcext:value-type="float">
            <text:p>3,57E-01</text:p>
          </table:table-cell>
          <table:table-cell table:style-name="ce68" office:value-type="float" office:value="9.4217878764" calcext:value-type="float">
            <text:p>9,42E+00</text:p>
          </table:table-cell>
          <table:table-cell table:style-name="ce68" office:value-type="float" office:value="6.9034699231" calcext:value-type="float">
            <text:p>6,90E+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1696537967" calcext:value-type="float">
            <text:p>1,70E-02</text:p>
          </table:table-cell>
          <table:table-cell table:style-name="ce37" office:value-type="float" office:value="0.048581732058" calcext:value-type="float">
            <text:p>4,86E-02</text:p>
          </table:table-cell>
          <table:table-cell office:value-type="float" office:value="0.090467323064" calcext:value-type="float">
            <text:p>9,05E-02</text:p>
          </table:table-cell>
          <table:table-cell office:value-type="float" office:value="0.016332580713" calcext:value-type="float">
            <text:p>1,63E-02</text:p>
          </table:table-cell>
          <table:table-cell table:style-name="ce68" office:value-type="float" office:value="10" calcext:value-type="float">
            <text:p>1,00E+01</text:p>
          </table:table-cell>
          <table:table-cell table:style-name="ce68" office:value-type="float" office:value="6.656505757" calcext:value-type="float">
            <text:p>6,66E+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table:style-name="ce36" office:value-type="float" office:value="0.038813682611" calcext:value-type="float">
            <text:p>3,88E-02</text:p>
          </table:table-cell>
          <table:table-cell table:style-name="ce35" office:value-type="float" office:value="0.030962557555" calcext:value-type="float">
            <text:p>3,10E-02</text:p>
          </table:table-cell>
          <table:table-cell table:style-name="ce74" office:value-type="float" office:value="0.27969277483" calcext:value-type="float">
            <text:p>2,80E-01</text:p>
          </table:table-cell>
          <table:table-cell office:value-type="float" office:value="0.067562978497" calcext:value-type="float">
            <text:p>6,76E-02</text:p>
          </table:table-cell>
          <table:table-cell table:style-name="ce68" office:value-type="float" office:value="9.0778428281" calcext:value-type="float">
            <text:p>9,08E+00</text:p>
          </table:table-cell>
          <table:table-cell table:style-name="ce68" office:value-type="float" office:value="7.8713224354" calcext:value-type="float">
            <text:p>7,87E+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.050695248083" calcext:value-type="float">
            <text:p>5,07E-02</text:p>
          </table:table-cell>
          <table:table-cell office:value-type="float" office:value="0.011604433439" calcext:value-type="float">
            <text:p>1,16E-02</text:p>
          </table:table-cell>
          <table:table-cell office:value-type="float" office:value="0.0037621120277" calcext:value-type="float">
            <text:p>3,76E-03</text:p>
          </table:table-cell>
          <table:table-cell office:value-type="float" office:value="0.29625757203" calcext:value-type="float">
            <text:p>2,96E-01</text:p>
          </table:table-cell>
          <table:table-cell table:style-name="ce68" office:value-type="float" office:value="9.4612845689" calcext:value-type="float">
            <text:p>9,46E+00</text:p>
          </table:table-cell>
          <table:table-cell table:style-name="ce68" office:value-type="float" office:value="8.2120565366" calcext:value-type="float">
            <text:p>8,21E+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.051022981801" calcext:value-type="float">
            <text:p>5,10E-02</text:p>
          </table:table-cell>
          <table:table-cell office:value-type="float" office:value="0.0175950377" calcext:value-type="float">
            <text:p>1,76E-02</text:p>
          </table:table-cell>
          <table:table-cell office:value-type="float" office:value="0.017809017187" calcext:value-type="float">
            <text:p>1,78E-02</text:p>
          </table:table-cell>
          <table:table-cell office:value-type="float" office:value="0.35776834478" calcext:value-type="float">
            <text:p>3,58E-01</text:p>
          </table:table-cell>
          <table:table-cell table:style-name="ce68" office:value-type="float" office:value="9.3298075929" calcext:value-type="float">
            <text:p>9,33E+00</text:p>
          </table:table-cell>
          <table:table-cell table:style-name="ce68" office:value-type="float" office:value="8.146914889" calcext:value-type="float">
            <text:p>8,15E+00</text:p>
          </table:table-cell>
          <table:table-cell table:number-columns-repeated="2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37" office:value-type="float" office:value="0.050990643303" calcext:value-type="float">
            <text:p>5,10E-02</text:p>
          </table:table-cell>
          <table:table-cell table:style-name="ce36" office:value-type="float" office:value="0.039580917332" calcext:value-type="float">
            <text:p>3,96E-02</text:p>
          </table:table-cell>
          <table:table-cell table:style-name="ce69" office:value-type="float" office:value="0.069362007925" calcext:value-type="float">
            <text:p>6,94E-02</text:p>
          </table:table-cell>
          <table:table-cell office:value-type="float" office:value="0.3591169514" calcext:value-type="float">
            <text:p>3,59E-01</text:p>
          </table:table-cell>
          <table:table-cell office:value-type="float" office:value="9.4217878764" calcext:value-type="float">
            <text:p>9,42E+00</text:p>
          </table:table-cell>
          <table:table-cell office:value-type="float" office:value="6.5591075715" calcext:value-type="float">
            <text:p>6,56E+00</text:p>
          </table:table-cell>
          <table:table-cell table:number-columns-repeated="2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0.038813682611" calcext:value-type="float">
            <text:p>3,88E-02</text:p>
          </table:table-cell>
          <table:table-cell table:style-name="ce37" office:value-type="float" office:value="0.048581732058" calcext:value-type="float">
            <text:p>4,86E-02</text:p>
          </table:table-cell>
          <table:table-cell table:style-name="ce69" office:value-type="float" office:value="0.090467323064" calcext:value-type="float">
            <text:p>9,05E-02</text:p>
          </table:table-cell>
          <table:table-cell office:value-type="float" office:value="0.067562978497" calcext:value-type="float">
            <text:p>6,76E-02</text:p>
          </table:table-cell>
          <table:table-cell office:value-type="float" office:value="10" calcext:value-type="float">
            <text:p>1,00E+01</text:p>
          </table:table-cell>
          <table:table-cell office:value-type="float" office:value="5.0719710951" calcext:value-type="float">
            <text:p>5,07E+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</text:p>
          </table:table-cell>
          <table:table-cell table:style-name="ce37" office:value-type="float" office:value="0.048581732058" calcext:value-type="float">
            <text:p>4,86E-02</text:p>
          </table:table-cell>
          <table:table-cell table:style-name="ce40" office:value-type="float" office:value="0.030962557555" calcext:value-type="float">
            <text:p>3,10E-02</text:p>
          </table:table-cell>
          <table:table-cell table:style-name="ce74" office:value-type="float" office:value="0.27969277483" calcext:value-type="float">
            <text:p>2,80E-01</text:p>
          </table:table-cell>
          <table:table-cell office:value-type="float" office:value="0.090467323064" calcext:value-type="float">
            <text:p>9,05E-02</text:p>
          </table:table-cell>
          <table:table-cell office:value-type="float" office:value="9.0778428281" calcext:value-type="float">
            <text:p>9,08E+00</text:p>
          </table:table-cell>
          <table:table-cell office:value-type="float" office:value="7.1637623729" calcext:value-type="float">
            <text:p>7,16E+0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.050806682213" calcext:value-type="float">
            <text:p>5,08E-02</text:p>
          </table:table-cell>
          <table:table-cell office:value-type="float" office:value="0.011604433439" calcext:value-type="float">
            <text:p>1,16E-02</text:p>
          </table:table-cell>
          <table:table-cell table:style-name="ce69" office:value-type="float" office:value="0.0037621120277" calcext:value-type="float">
            <text:p>3,76E-03</text:p>
          </table:table-cell>
          <table:table-cell office:value-type="float" office:value="0.29656594759" calcext:value-type="float">
            <text:p>2,97E-01</text:p>
          </table:table-cell>
          <table:table-cell office:value-type="float" office:value="9.4612845689" calcext:value-type="float">
            <text:p>9,46E+00</text:p>
          </table:table-cell>
          <table:table-cell office:value-type="float" office:value="8.2042721464" calcext:value-type="float">
            <text:p>8,20E+0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.051135301649" calcext:value-type="float">
            <text:p>5,11E-02</text:p>
          </table:table-cell>
          <table:table-cell office:value-type="float" office:value="0.0175950377" calcext:value-type="float">
            <text:p>1,76E-02</text:p>
          </table:table-cell>
          <table:table-cell table:style-name="ce69" office:value-type="float" office:value="0.017809017187" calcext:value-type="float">
            <text:p>1,78E-02</text:p>
          </table:table-cell>
          <table:table-cell office:value-type="float" office:value="0.35815626636" calcext:value-type="float">
            <text:p>3,58E-01</text:p>
          </table:table-cell>
          <table:table-cell office:value-type="float" office:value="9.3298075929" calcext:value-type="float">
            <text:p>9,33E+00</text:p>
          </table:table-cell>
          <table:table-cell office:value-type="float" office:value="8.1395597814" calcext:value-type="float">
            <text:p>8,14E+00</text:p>
          </table:table-cell>
          <table:table-cell table:number-columns-repeated="2"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05109946703" calcext:value-type="float">
            <text:p>5,11E-02</text:p>
          </table:table-cell>
          <table:table-cell table:style-name="ce36" office:value-type="float" office:value="0.039580917332" calcext:value-type="float">
            <text:p>3,96E-02</text:p>
          </table:table-cell>
          <table:table-cell table:style-name="ce69" office:value-type="float" office:value="0.069362007925" calcext:value-type="float">
            <text:p>6,94E-02</text:p>
          </table:table-cell>
          <table:table-cell office:value-type="float" office:value="0.3590744149" calcext:value-type="float">
            <text:p>3,59E-01</text:p>
          </table:table-cell>
          <table:table-cell office:value-type="float" office:value="9.4217878764" calcext:value-type="float">
            <text:p>9,42E+00</text:p>
          </table:table-cell>
          <table:table-cell office:value-type="float" office:value="6.5493157176" calcext:value-type="float">
            <text:p>6,55E+00</text:p>
          </table:table-cell>
          <table:table-cell table:number-columns-repeated="2"/>
        </table:table-row>
        <table:table-row table:style-name="ro1">
          <table:table-cell table:style-name="ce22" office:value-type="float" office:value="25" calcext:value-type="float">
            <text:p>25</text:p>
          </table:table-cell>
          <table:table-cell table:number-columns-repeated="2" table:style-name="ce31" office:value-type="float" office:value="20" calcext:value-type="float">
            <text:p>20</text:p>
          </table:table-cell>
          <table:table-cell table:number-columns-repeated="2" table:style-name="ce38" office:value-type="float" office:value="0.048581732058" calcext:value-type="float">
            <text:p>4,86E-02</text:p>
          </table:table-cell>
          <table:table-cell table:style-name="ce70" office:value-type="float" office:value="0.090467323064" calcext:value-type="float">
            <text:p>9,05E-02</text:p>
          </table:table-cell>
          <table:table-cell table:style-name="ce85" office:value-type="float" office:value="0.090467323064" calcext:value-type="float">
            <text:p>9,05E-02</text:p>
          </table:table-cell>
          <table:table-cell table:style-name="ce70" office:value-type="float" office:value="10" calcext:value-type="float">
            <text:p>1,00E+01</text:p>
          </table:table-cell>
          <table:table-cell table:style-name="ce70" office:value-type="float" office:value="4.3644110326" calcext:value-type="float">
            <text:p>4,36E+0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13"/>
          <table:table-cell table:style-name="ce50" office:value-type="string" calcext:value-type="string">
            <text:p>RESULTADOS BIOMASA COBRA</text:p>
          </table:table-cell>
          <table:table-cell table:style-name="ce56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4"/>
          <table:table-cell table:style-name="ce51" office:value-type="string" calcext:value-type="string">
            <text:p>Cepa 1</text:p>
          </table:table-cell>
          <table:table-cell table:style-name="ce6" office:value-type="string" calcext:value-type="string">
            <text:p>Cepa 2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5" office:value-type="string" calcext:value-type="string">
            <text:p>0.1</text:p>
          </table:table-cell>
          <table:table-cell table:style-name="ce77" office:value-type="float" office:value="0.109981391993306" calcext:value-type="float">
            <text:p>1,10E-01</text:p>
          </table:table-cell>
          <table:table-cell table:style-name="ce77" office:value-type="float" office:value="0.00201325664742575" calcext:value-type="float">
            <text:p>2,01E-03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69" office:value-type="float" office:value="0.122563728268716" calcext:value-type="float">
            <text:p>1,23E-01</text:p>
          </table:table-cell>
          <table:table-cell table:style-name="ce69" office:value-type="float" office:value="0.0148912890381749" calcext:value-type="float">
            <text:p>1,49E-02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69" office:value-type="float" office:value="0.16450484918675" calcext:value-type="float">
            <text:p>1,65E-01</text:p>
          </table:table-cell>
          <table:table-cell table:style-name="ce69" office:value-type="float" office:value="0.0566631136039217" calcext:value-type="float">
            <text:p>5,67E-02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69" office:value-type="float" office:value="0.165034310071512" calcext:value-type="float">
            <text:p>1,65E-01</text:p>
          </table:table-cell>
          <table:table-cell table:style-name="ce69" office:value-type="float" office:value="0.138526917786331" calcext:value-type="float">
            <text:p>1,39E-01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70" office:value-type="float" office:value="0.165034310071512" calcext:value-type="float">
            <text:p>1,65E-01</text:p>
          </table:table-cell>
          <table:table-cell table:style-name="ce70" office:value-type="float" office:value="0.159322103529655" calcext:value-type="float">
            <text:p>1,59E-01</text:p>
          </table:table-cell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21:17:46.0345672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20:58:58.090483224</meta:creation-date>
    <dc:date>2021-03-01T21:36:52.249949545</dc:date>
    <meta:editing-duration>PT1H7M13S</meta:editing-duration>
    <meta:editing-cycles>14</meta:editing-cycles>
    <meta:generator>LibreOffice/6.4.6.2$Linux_X86_64 LibreOffice_project/40$Build-2</meta:generator>
    <meta:document-statistic meta:table-count="1" meta:cell-count="264" meta:object-count="0"/>
  </office:meta>
</office:document-meta>
</file>